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0.1409in" svg:y="0.8157in">
            <draw:object draw:notify-on-update-of-ranges="Sheet1.B1:Sheet1.G1 Sheet1.A2:Sheet1.A2 Sheet1.B2:Sheet1.G2 Sheet1.A3:Sheet1.A3 Sheet1.B3:Sheet1.G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9408" calcext:value-type="float">
            <text:p>0.009408</text:p>
          </table:table-cell>
          <table:table-cell office:value-type="float" office:value="0.085152" calcext:value-type="float">
            <text:p>0.08515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12601" calcext:value-type="float">
            <text:p>0.012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1:47:56.888038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23:46:51.725434562</meta:creation-date>
    <dc:date>2015-11-06T11:48:09.430427601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72cm" svg:y="0.316cm" chart:style-name="ch2">
          <text:p>Time per run</text:p>
        </chart:title>
        <chart:legend chart:legend-position="end" svg:x="13.04cm" svg:y="3.954cm" style:legend-expansion="high" chart:style-name="ch3"/>
        <chart:plot-area chart:style-name="ch4" table:cell-range-address="Sheet1.B1:Sheet1.G3 Sheet1.A2:Sheet1.A3" chart:data-source-has-labels="both" svg:x="1.33cm" svg:y="1.301cm" svg:width="11.391cm" svg:height="6.543cm">
          <chartooo:coordinate-region svg:x="2.242cm" svg:y="1.5cm" svg:width="9.644cm" svg:height="5.697cm"/>
          <chart:axis chart:dimension="x" chart:name="primary-x" chart:style-name="ch5" chartooo:axis-type="auto">
            <chartooo:date-scale/>
            <chart:title svg:x="5.83cm" svg:y="8.024cm" chart:style-name="ch6">
              <text:p>Size of Array (n)</text:p>
            </chart:title>
            <chart:categories table:cell-range-address="Sheet1.B1:Sheet1.G1"/>
          </chart:axis>
          <chart:axis chart:dimension="y" chart:name="primary-y" chart:style-name="ch5">
            <chart:title svg:x="0.451cm" svg:y="5.793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B2:Sheet1.G2" chart:label-cell-address="Sheet1.A2:Sheet1.A2" chart:class="chart:line">
            <chart:data-point chart:repeated="6"/>
          </chart:series>
          <chart:series chart:style-name="ch10" chart:values-cell-range-address="Sheet1.B3:Sheet1.G3" chart:label-cell-address="Sheet1.A3:Sheet1.A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1.A2:Sheet1.A2</svg:desc>
                </draw:g>
              </table:table-cell>
              <table:table-cell office:value-type="float" office:value="0.000178">
                <text:p>0.000178</text:p>
                <draw:g>
                  <svg:desc>Sheet1.B2:Sheet1.G2</svg:desc>
                </draw:g>
              </table:table-cell>
              <table:table-cell office:value-type="float" office:value="0.000202">
                <text:p>0.000202</text:p>
              </table:table-cell>
              <table:table-cell office:value-type="float" office:value="0.000138">
                <text:p>0.000138</text:p>
              </table:table-cell>
              <table:table-cell office:value-type="float" office:value="0.001088">
                <text:p>0.001088</text:p>
              </table:table-cell>
              <table:table-cell office:value-type="float" office:value="0.009408">
                <text:p>0.009408</text:p>
              </table:table-cell>
              <table:table-cell office:value-type="float" office:value="0.085152">
                <text:p>0.085152</text:p>
              </table:table-cell>
            </table:table-row>
            <table:table-row>
              <table:table-cell office:value-type="string">
                <text:p>Parallel</text:p>
                <draw:g>
                  <svg:desc>Sheet1.A3:Sheet1.A3</svg:desc>
                </draw:g>
              </table:table-cell>
              <table:table-cell office:value-type="float" office:value="0.000239">
                <text:p>0.000239</text:p>
                <draw:g>
                  <svg:desc>Sheet1.B3:Sheet1.G3</svg:desc>
                </draw:g>
              </table:table-cell>
              <table:table-cell office:value-type="float" office:value="0.000207">
                <text:p>0.000207</text:p>
              </table:table-cell>
              <table:table-cell office:value-type="float" office:value="0.00024">
                <text:p>0.00024</text:p>
              </table:table-cell>
              <table:table-cell office:value-type="float" office:value="0.000353">
                <text:p>0.000353</text:p>
              </table:table-cell>
              <table:table-cell office:value-type="float" office:value="0.001703">
                <text:p>0.001703</text:p>
              </table:table-cell>
              <table:table-cell office:value-type="float" office:value="0.012601">
                <text:p>0.01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